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semepenho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Vazão média</text:p>
          </table:table-cell>
          <table:table-cell office:value-type="string" calcext:value-type="string">
            <text:p>Tempo médio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Nº de ms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9.78" calcext:value-type="float">
            <text:p>1409,78</text:p>
          </table:table-cell>
          <table:table-cell office:value-type="float" office:value="1.9629" calcext:value-type="float">
            <text:p>1,9629</text:p>
          </table:table-cell>
          <table:table-cell office:value-type="float" office:value="0.03904" calcext:value-type="float">
            <text:p>0,03904</text:p>
          </table:table-cell>
          <table:table-cell office:value-type="float" office:value="44706" calcext:value-type="float">
            <text:p>447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83.79" calcext:value-type="float">
            <text:p>6383,79</text:p>
          </table:table-cell>
          <table:table-cell office:value-type="float" office:value="0.494353" calcext:value-type="float">
            <text:p>0,494353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41.34" calcext:value-type="float">
            <text:p>3641,34</text:p>
          </table:table-cell>
          <table:table-cell office:value-type="float" office:value="0.871287" calcext:value-type="float">
            <text:p>0,871287</text:p>
          </table:table-cell>
          <table:table-cell office:value-type="float" office:value="0.045672" calcext:value-type="float">
            <text:p>0,045672</text:p>
          </table:table-cell>
          <table:table-cell office:value-type="float" office:value="767" calcext:value-type="float">
            <text:p>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09:41:55.335992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0:07:20.832188273</dc:date>
    <meta:editing-duration>PT41M23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